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3" svg:font-family="'Times New Roman'" style:font-family-generic="roman" style:font-pitch="variable"/>
    <style:font-face style:name="Times New Roman1" svg:font-family="'Times New Roman'" style:font-adornments="Itálico" style:font-family-generic="roman" style:font-pitch="variable"/>
    <style:font-face style:name="Times New Roman2" svg:font-family="'Times New Roman'" style:font-adornments="Negrito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RequisitosFuncionais" style:family="table">
      <style:table-properties style:width="16cm" table:align="margins"/>
    </style:style>
    <style:style style:name="RequisitosFuncionais.A" style:family="table-column">
      <style:table-column-properties style:column-width="1.392cm" style:rel-column-width="789*"/>
    </style:style>
    <style:style style:name="RequisitosFuncionais.B" style:family="table-column">
      <style:table-column-properties style:column-width="3.314cm" style:rel-column-width="1879*"/>
    </style:style>
    <style:style style:name="RequisitosFuncionais.C" style:family="table-column">
      <style:table-column-properties style:column-width="2.785cm" style:rel-column-width="1579*"/>
    </style:style>
    <style:style style:name="RequisitosFuncionais.D" style:family="table-column">
      <style:table-column-properties style:column-width="8.509cm" style:rel-column-width="4824*"/>
    </style:style>
    <style:style style:name="RequisitosFuncionais.A1" style:family="table-cell">
      <style:table-cell-properties fo:padding="0.097cm" fo:border-left="0.05pt solid #000000" fo:border-right="none" fo:border-top="0.05pt solid #000000" fo:border-bottom="0.05pt solid #000000"/>
    </style:style>
    <style:style style:name="RequisitosFuncionais.D1" style:family="table-cell">
      <style:table-cell-properties fo:padding="0.097cm" fo:border="0.05pt solid #000000"/>
    </style:style>
    <style:style style:name="RequisitosFuncionais.A2" style:family="table-cell">
      <style:table-cell-properties fo:padding="0.097cm" fo:border-left="0.05pt solid #000000" fo:border-right="none" fo:border-top="none" fo:border-bottom="0.05pt solid #000000"/>
    </style:style>
    <style:style style:name="RequisitosFuncionais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style:font-name="Times New Roman3" fo:font-size="10pt" style:font-size-asian="10pt" style:font-size-complex="10pt"/>
    </style:style>
    <style:style style:name="P2" style:family="paragraph" style:parent-style-name="ABNT_20_-_20_Capa">
      <style:text-properties officeooo:paragraph-rsid="00092f8c"/>
    </style:style>
    <style:style style:name="P3" style:family="paragraph" style:parent-style-name="ABNT_20_-_20_Capa">
      <style:text-properties officeooo:rsid="002a170c" officeooo:paragraph-rsid="002a170c"/>
    </style:style>
    <style:style style:name="P4" style:family="paragraph" style:parent-style-name="ABNT_20_-_20_Capa">
      <style:text-properties fo:text-transform="uppercase" style:font-name="Times New Roman" fo:font-weight="bold" officeooo:rsid="006c6b7f" officeooo:paragraph-rsid="006c6b7f"/>
    </style:style>
    <style:style style:name="P5" style:family="paragraph" style:parent-style-name="ABNT_20_-_20_Capa">
      <style:text-properties fo:text-transform="uppercase" style:font-name="Times New Roman" fo:font-weight="bold" officeooo:rsid="006c6b7f" officeooo:paragraph-rsid="006c6b7f" fo:background-color="transparent"/>
    </style:style>
    <style:style style:name="P6" style:family="paragraph" style:parent-style-name="ABNT_20_-_20_Capa">
      <style:text-properties officeooo:rsid="006c6b7f" officeooo:paragraph-rsid="006c6b7f"/>
    </style:style>
    <style:style style:name="P7" style:family="paragraph" style:parent-style-name="ABNT_20_-_20_Capa">
      <style:text-properties fo:font-weight="normal" officeooo:rsid="006c6b7f" officeooo:paragraph-rsid="006c6b7f" style:font-weight-asian="normal" style:font-weight-complex="normal"/>
    </style:style>
    <style:style style:name="P8" style:family="paragraph" style:parent-style-name="ABNT_20_-_20_Títulos_20_centralizados">
      <style:paragraph-properties fo:break-before="page"/>
    </style:style>
    <style:style style:name="P9" style:family="paragraph" style:parent-style-name="ABNT_20_-_20_Corpo_20_de_20_texto">
      <style:text-properties officeooo:rsid="006d984a" officeooo:paragraph-rsid="006d984a"/>
    </style:style>
    <style:style style:name="P10" style:family="paragraph" style:parent-style-name="Contents_20_1">
      <style:paragraph-properties>
        <style:tab-stops>
          <style:tab-stop style:position="2cm"/>
          <style:tab-stop style:position="16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2cm"/>
          <style:tab-stop style:position="16cm" style:type="right" style:leader-style="dotted" style:leader-text="."/>
        </style:tab-stops>
      </style:paragraph-properties>
    </style:style>
    <style:style style:name="P12" style:family="paragraph" style:parent-style-name="ABNT_20_-_20_Título_20_2">
      <style:text-properties fo:text-transform="uppercase" style:font-name="Times New Roman"/>
    </style:style>
    <style:style style:name="P13" style:family="paragraph" style:parent-style-name="ABNT_20_-_20_Título_20_2">
      <style:text-properties fo:text-transform="uppercase" style:font-name="Times New Roman" officeooo:rsid="006c6b7f"/>
    </style:style>
    <style:style style:name="P14" style:family="paragraph" style:parent-style-name="ABNT_20_-_20_Título_20_1" style:master-page-name="Index">
      <style:paragraph-properties style:page-number="auto"/>
      <style:text-properties fo:text-transform="uppercase" style:font-name="Times New Roman" fo:font-weight="bold" officeooo:rsid="006c6b7f" officeooo:paragraph-rsid="006c6b7f"/>
    </style:style>
    <style:style style:name="P15" style:family="paragraph" style:parent-style-name="Table_20_Contents">
      <style:text-properties style:font-name="Times New Roman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style:font-name="Times New Roman"/>
    </style:style>
    <style:style style:name="P17" style:family="paragraph" style:parent-style-name="Table_20_Contents">
      <style:paragraph-properties fo:margin-left="0cm" fo:margin-right="0cm" fo:text-indent="0cm" style:auto-text-indent="false"/>
      <style:text-properties style:font-name="Times New Roman" officeooo:rsid="006ee682" officeooo:paragraph-rsid="006ee682"/>
    </style:style>
    <style:style style:name="P18" style:family="paragraph" style:parent-style-name="Table_20_Contents">
      <style:paragraph-properties fo:margin-left="0cm" fo:margin-right="0cm" fo:text-indent="0cm" style:auto-text-indent="false"/>
      <style:text-properties style:font-name="Times New Roman" fo:font-weight="bold" officeooo:rsid="006ee682" officeooo:paragraph-rsid="006ee682" style:font-weight-asian="bold" style:font-weight-complex="bold"/>
    </style:style>
    <style:style style:name="T1" style:family="text">
      <style:text-properties fo:text-transform="uppercase" style:font-name="Times New Roman"/>
    </style:style>
    <style:style style:name="T2" style:family="text">
      <style:text-properties fo:text-transform="uppercase" style:font-name="Times New Roman" fo:font-weight="bold"/>
    </style:style>
    <style:style style:name="T3" style:family="text">
      <style:text-properties fo:text-transform="uppercase" style:font-name="Times New Roman" fo:font-weight="bold" officeooo:rsid="00092f8c"/>
    </style:style>
    <style:style style:name="T4" style:family="text">
      <style:text-properties fo:text-transform="uppercase" style:font-name="Times New Roman" fo:font-weight="bold" officeooo:rsid="00688487"/>
    </style:style>
    <style:style style:name="T5" style:family="text">
      <style:text-properties fo:text-transform="uppercase" style:font-name="Times New Roman" officeooo:rsid="006c6b7f"/>
    </style:style>
    <style:style style:name="T6" style:family="text">
      <style:text-properties fo:text-transform="uppercase" style:font-name="Times New Roman" officeooo:rsid="006d984a"/>
    </style:style>
    <style:style style:name="T7" style:family="text">
      <style:text-properties fo:text-transform="uppercase" fo:color="#000000" style:font-name="Times New Roman" fo:font-weight="bold" officeooo:rsid="006c6b7f" fo:background-color="transparent" loext:char-shading-value="0"/>
    </style:style>
    <style:style style:name="T8" style:family="text">
      <style:text-properties fo:text-transform="uppercase" fo:color="#000000" style:font-name="Times New Roman" fo:font-weight="bold" officeooo:rsid="00092f8c" fo:background-color="transparent" loext:char-shading-value="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Quadro"/>
        <text:sequence-decl text:display-outline-level="0" text:name="Gráfico"/>
      </text:sequence-decls>
      <text:p text:style-name="ABNT_20_-_20_Capa">UNIVERSIDADE FEDERAL DA FRONTEIRA SUL</text:p>
      <text:p text:style-name="ABNT_20_-_20_Capa">CAMPUS <text:span text:style-name="T7">CHAPECÓ</text:span></text:p>
      <text:p text:style-name="P2"><text:span text:style-name="T3">CURSO DE Ciênc</text:span><text:span text:style-name="T8">ia</text:span><text:span text:style-name="T7"> da computação </text:span></text:p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P4">luiz <text:s/>h. r. faccio</text:p>
      <text:p text:style-name="P4">gabrielli g. lara</text:p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P6">trabalho integrador – parte 1</text:p>
      <text:p text:style-name="P7">Elicitação e especificação de requisitos</text:p>
      <text:p text:style-name="ABNT_20_-_20_Capa"/>
      <text:p text:style-name="P3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P5">chapecó</text:p>
      <text:p text:style-name="P6"><text:span text:style-name="T4">2</text:span><text:span text:style-name="T2">023</text:span></text:p>
      <text:p text:style-name="P8">sumário</text:p>
      <text:table-of-content text:style-name="Sect1" text:protected="true" text:name="Índice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2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ab-stop style:type="left" style:position="2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ab-stop style:type="left" style:position="2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ab-stop style:type="left" style:position="2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ab-stop style:type="left" style:position="2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ab-stop style:type="left" style:position="2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"><text:a xlink:type="simple" xlink:href="#__RefHeading__611_1891838044" text:style-name="Index_20_Link" text:visited-style-name="Index_20_Link">1<text:tab/>Empresa<text:tab/>3</text:a></text:p>
          <text:p text:style-name="P11"><text:a xlink:type="simple" xlink:href="#__RefHeading__613_1891838044" text:style-name="Index_20_Link" text:visited-style-name="Index_20_Link">1.1<text:tab/>Identificação<text:tab/>3</text:a></text:p>
          <text:p text:style-name="P11"><text:a xlink:type="simple" xlink:href="#__RefHeading__615_1891838044" text:style-name="Index_20_Link" text:visited-style-name="Index_20_Link">1.2<text:tab/>ENTREVISTADOS<text:tab/>3</text:a></text:p>
          <text:p text:style-name="P11"><text:a xlink:type="simple" xlink:href="#__RefHeading__617_1891838044" text:style-name="Index_20_Link" text:visited-style-name="Index_20_Link">1.3<text:tab/>FUNCIONAMENTO DA EMPRESA<text:tab/>3</text:a></text:p>
          <text:p text:style-name="P11"><text:a xlink:type="simple" xlink:href="#__RefHeading__619_1891838044" text:style-name="Index_20_Link" text:visited-style-name="Index_20_Link">1.4<text:tab/>PROBLEMAS ENCONTRADOS<text:tab/>3</text:a></text:p>
          <text:p text:style-name="P11"><text:a xlink:type="simple" xlink:href="#__RefHeading__621_1891838044" text:style-name="Index_20_Link" text:visited-style-name="Index_20_Link">1.5<text:tab/>NECESSIDADES E EXPECTATIVAS<text:tab/>3</text:a></text:p>
          <text:p text:style-name="P10"><text:a xlink:type="simple" xlink:href="#__RefHeading__623_1891838044" text:style-name="Index_20_Link" text:visited-style-name="Index_20_Link">2<text:tab/>Requisitos<text:tab/>4</text:a></text:p>
          <text:p text:style-name="P11"><text:a xlink:type="simple" xlink:href="#__RefHeading__625_1891838044" text:style-name="Index_20_Link" text:visited-style-name="Index_20_Link">2.1<text:tab/>Requisitos funcionais<text:tab/>4</text:a></text:p>
          <text:p text:style-name="P10"><text:a xlink:type="simple" xlink:href="#__RefHeading__627_1891838044" text:style-name="Index_20_Link" text:visited-style-name="Index_20_Link">3<text:tab/>github<text:tab/>5</text:a></text:p>
        </text:index-body>
      </text:table-of-content>
      <text:p text:style-name="ABNT_20_-_20_Corpo_20_de_20_texto"/>
      <text:p text:style-name="ABNT_20_-_20_Corpo_20_de_20_texto"/>
      <text:h text:style-name="P14" text:outline-level="1"><text:bookmark-start text:name="__RefHeading__611_1891838044"/>Empresa<text:bookmark-end text:name="__RefHeading__611_1891838044"/></text:h>
      <text:h text:style-name="P12" text:outline-level="2"><text:bookmark-start text:name="__RefHeading__613_1891838044"/>Identificação<text:bookmark-end text:name="__RefHeading__613_1891838044"/></text:h>
      <text:h text:style-name="P12" text:outline-level="2"><text:bookmark-start text:name="__RefHeading__615_1891838044"/>ENTREVISTADOS<text:bookmark-end text:name="__RefHeading__615_1891838044"/></text:h>
      <text:h text:style-name="P12" text:outline-level="2"><text:bookmark-start text:name="__RefHeading__617_1891838044"/>FUNCIONAMENTO DA EMPRESA<text:bookmark-end text:name="__RefHeading__617_1891838044"/></text:h>
      <text:h text:style-name="ABNT_20_-_20_Título_20_2" text:outline-level="2"><text:bookmark-start text:name="__RefHeading__619_1891838044"/><text:span text:style-name="T1">PROBL</text:span><text:span text:style-name="T5">E</text:span><text:span text:style-name="T1">MAS ENCONTRADOS</text:span><text:bookmark-end text:name="__RefHeading__619_1891838044"/></text:h>
      <text:h text:style-name="P13" text:outline-level="2"><text:bookmark-start text:name="__RefHeading__621_1891838044"/>NECESSIDADES E EXPECTATIVAS<text:bookmark-end text:name="__RefHeading__621_1891838044"/></text:h>
      <text:h text:style-name="ABNT_20_-_20_Título_20_1" text:outline-level="1"><text:bookmark-start text:name="__RefHeading__623_1891838044"/><text:span text:style-name="T5">R</text:span><text:span text:style-name="T1">equisitos</text:span><text:bookmark-end text:name="__RefHeading__623_1891838044"/></text:h>
      <text:h text:style-name="P12" text:outline-level="2"><text:bookmark-start text:name="__RefHeading__625_1891838044"/>Requisitos funcionais<text:bookmark-end text:name="__RefHeading__625_1891838044"/></text:h>
      <table:table table:name="RequisitosFuncionais" table:style-name="RequisitosFuncionais">
        <table:table-column table:style-name="RequisitosFuncionais.A"/>
        <table:table-column table:style-name="RequisitosFuncionais.B"/>
        <table:table-column table:style-name="RequisitosFuncionais.C"/>
        <table:table-column table:style-name="RequisitosFuncionais.D"/>
        <table:table-row>
          <table:table-cell table:style-name="RequisitosFuncionais.A1" office:value-type="string">
            <text:p text:style-name="P18">ID</text:p>
          </table:table-cell>
          <table:table-cell table:style-name="RequisitosFuncionais.A1" office:value-type="string">
            <text:p text:style-name="P18">REQUISTO</text:p>
          </table:table-cell>
          <table:table-cell table:style-name="RequisitosFuncionais.A1" office:value-type="string">
            <text:p text:style-name="P18">USUÁRIO</text:p>
          </table:table-cell>
          <table:table-cell table:style-name="RequisitosFuncionais.D1" office:value-type="string">
            <text:p text:style-name="P18">DESCRIÇÃO</text:p>
          </table:table-cell>
        </table:table-row>
        <table:table-row>
          <table:table-cell table:style-name="RequisitosFuncionais.A2" office:value-type="string">
            <text:p text:style-name="P17">RF01</text:p>
          </table:table-cell>
          <table:table-cell table:style-name="RequisitosFuncionais.A2" office:value-type="string">
            <text:p text:style-name="P15"/>
          </table:table-cell>
          <table:table-cell table:style-name="RequisitosFuncionais.A2" office:value-type="string">
            <text:p text:style-name="P15"/>
          </table:table-cell>
          <table:table-cell table:style-name="RequisitosFuncionais.D2" office:value-type="string">
            <text:p text:style-name="P15"/>
          </table:table-cell>
        </table:table-row>
        <table:table-row>
          <table:table-cell table:style-name="RequisitosFuncionais.A2" office:value-type="string">
            <text:p text:style-name="P17">RF02</text:p>
          </table:table-cell>
          <table:table-cell table:style-name="RequisitosFuncionais.A2" office:value-type="string">
            <text:p text:style-name="P15"/>
          </table:table-cell>
          <table:table-cell table:style-name="RequisitosFuncionais.A2" office:value-type="string">
            <text:p text:style-name="P15"/>
          </table:table-cell>
          <table:table-cell table:style-name="RequisitosFuncionais.D2" office:value-type="string">
            <text:p text:style-name="P15"/>
          </table:table-cell>
        </table:table-row>
        <table:table-row>
          <table:table-cell table:style-name="RequisitosFuncionais.A2" office:value-type="string">
            <text:p text:style-name="P16">RF03</text:p>
          </table:table-cell>
          <table:table-cell table:style-name="RequisitosFuncionais.A2" office:value-type="string">
            <text:p text:style-name="P15"/>
          </table:table-cell>
          <table:table-cell table:style-name="RequisitosFuncionais.A2" office:value-type="string">
            <text:p text:style-name="P15"/>
          </table:table-cell>
          <table:table-cell table:style-name="RequisitosFuncionais.D2" office:value-type="string">
            <text:p text:style-name="P15"/>
          </table:table-cell>
        </table:table-row>
      </table:table>
      <text:p text:style-name="ABNT_20_-_20_Corpo_20_de_20_texto"><text:span text:style-name="T1"/></text:p>
      <text:h text:style-name="ABNT_20_-_20_Título_20_1" text:outline-level="1"><text:bookmark-start text:name="__RefHeading__627_1891838044"/><text:span text:style-name="T1">Githu</text:span><text:span text:style-name="T6">B</text:span><text:bookmark-end text:name="__RefHeading__627_1891838044"/></text:h>
      <text:p text:style-name="P9">O repositório digital do presente trabalho se encontra em:</text:p>
      <text:p text:style-name="P9"><text:a xlink:type="simple" xlink:href="https://github.com/LuizHRF/Trabalho_Integrador" text:style-name="Internet_20_link" text:visited-style-name="Visited_20_Internet_20_Link">https://github.com/LuizHRF/Trabalho_Integrado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3" svg:font-family="'Times New Roman'" style:font-family-generic="roman" style:font-pitch="variable"/>
    <style:font-face style:name="Times New Roman1" svg:font-family="'Times New Roman'" style:font-adornments="Itálico" style:font-family-generic="roman" style:font-pitch="variable"/>
    <style:font-face style:name="Times New Roman2" svg:font-family="'Times New Roman'" style:font-adornments="Negrito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4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7.999cm" fo:margin-right="0cm" fo:line-height="100%" fo:text-align="justify" style:justify-single-word="false" fo:orphans="2" fo:widows="2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ABNT_20_-_20_Corpo_20_de_20_texto" style:display-name="ABNT - Corpo de texto" style:family="paragraph" style:parent-style-name="Standard" style:master-page-name="">
      <style:paragraph-properties fo:margin-left="0cm" fo:margin-right="0cm" fo:line-height="150%" fo:text-align="justify" style:justify-single-word="false" fo:text-indent="1.251cm" style:auto-text-indent="false" style:page-number="auto"/>
      <style:text-properties style:font-name="Times New Roman" fo:font-family="'Times New Roman'" style:font-style-name="Normal" style:font-family-generic="roman" style:font-pitch="variable" officeooo:rsid="0000023a"/>
    </style:style>
    <style:style style:name="ABNT_20_-_20_Título_20_1" style:display-name="ABNT - Título 1" style:family="paragraph" style:parent-style-name="ABNT_20_-_20_Corpo_20_de_20_texto" style:next-style-name="ABNT_20_-_20_Corpo_20_de_20_texto" style:default-outline-level="1" style:master-page-name="">
      <style:paragraph-properties fo:margin-left="0cm" fo:margin-right="0cm" fo:margin-top="0cm" fo:margin-bottom="0.9cm" loext:contextual-spacing="false" fo:line-height="150%" fo:text-align="start" style:justify-single-word="false" style:register-true="false" fo:text-indent="0cm" style:auto-text-indent="false" style:page-number="auto" fo:break-before="page" fo:keep-with-next="always" style:vertical-align="baseline">
        <style:tab-stops/>
      </style:paragraph-properties>
      <style:text-properties fo:text-transform="uppercase" fo:font-weight="bold"/>
    </style:style>
    <style:style style:name="ABNT_20_-_20_Título_20_2" style:display-name="ABNT - Título 2" style:family="paragraph" style:parent-style-name="ABNT_20_-_20_Corpo_20_de_20_texto" style:next-style-name="ABNT_20_-_20_Corpo_20_de_20_texto" style:default-outline-level="2">
      <style:paragraph-properties fo:margin-left="0cm" fo:margin-right="0cm" fo:margin-top="0.9cm" fo:margin-bottom="0.9cm" loext:contextual-spacing="false" fo:text-align="start" style:justify-single-word="false" fo:text-indent="0cm" style:auto-text-indent="false"/>
      <style:text-properties fo:text-transform="uppercase"/>
    </style:style>
    <style:style style:name="ABNT_20_-_20_Título_20_3" style:display-name="ABNT - Título 3" style:family="paragraph" style:parent-style-name="ABNT_20_-_20_Corpo_20_de_20_texto" style:next-style-name="ABNT_20_-_20_Corpo_20_de_20_texto" style:default-outline-level="3">
      <style:paragraph-properties fo:margin-left="0cm" fo:margin-right="0cm" fo:margin-top="0.9cm" fo:margin-bottom="0.9cm" loext:contextual-spacing="false" fo:text-align="start" style:justify-single-word="false" fo:text-indent="0cm" style:auto-text-indent="false"/>
      <style:text-properties fo:font-weight="bold" officeooo:rsid="0001a177"/>
    </style:style>
    <style:style style:name="ABNT_20_-_20_Título_20_4" style:display-name="ABNT - Título 4" style:family="paragraph" style:parent-style-name="ABNT_20_-_20_Corpo_20_de_20_texto" style:next-style-name="ABNT_20_-_20_Corpo_20_de_20_texto" style:default-outline-level="4">
      <style:paragraph-properties fo:margin-left="0cm" fo:margin-right="0cm" fo:margin-top="0.9cm" fo:margin-bottom="0.9cm" loext:contextual-spacing="false" fo:text-align="start" style:justify-single-word="false" fo:text-indent="0cm" style:auto-text-indent="false"/>
      <style:text-properties officeooo:rsid="000283cd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ABNT_20_-_20_Título_20_5" style:display-name="ABNT - Título 5" style:family="paragraph" style:parent-style-name="ABNT_20_-_20_Corpo_20_de_20_texto" style:next-style-name="ABNT_20_-_20_Corpo_20_de_20_texto" style:default-outline-level="5">
      <style:paragraph-properties fo:margin-left="0cm" fo:margin-right="0cm" fo:margin-top="0.9cm" fo:margin-bottom="0.9cm" loext:contextual-spacing="false" fo:text-align="start" style:justify-single-word="false" fo:text-indent="0cm" style:auto-text-indent="false"/>
      <style:text-properties fo:font-style="italic" officeooo:rsid="000283cd"/>
    </style:style>
    <style:style style:name="Heading_20_5" style:display-name="Heading 5" style:family="paragraph" style:parent-style-name="Heading" style:next-style-name="Text_20_body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ABNT_20_-_20_Capa" style:display-name="ABNT - Capa" style:family="paragraph" style:parent-style-name="ABNT_20_-_20_Corpo_20_de_20_texto">
      <style:paragraph-properties fo:margin-left="0cm" fo:margin-right="0cm" fo:text-align="center" style:justify-single-word="false" fo:text-indent="0cm" style:auto-text-indent="false"/>
      <style:text-properties fo:text-transform="uppercase" fo:font-weight="bold"/>
    </style:style>
    <style:style style:name="ABNT_20_-_20_Natureza_20_do_20_trabalho" style:display-name="ABNT - Natureza do trabalho" style:family="paragraph" style:parent-style-name="Standard">
      <style:paragraph-properties fo:margin-left="7.999cm" fo:margin-right="0cm" fo:line-height="100%" fo:text-align="justify" style:justify-single-word="false" fo:text-indent="0cm" style:auto-text-indent="false"/>
      <style:text-properties style:font-name="Times New Roman" fo:font-family="'Times New Roman'" style:font-style-name="Normal" style:font-family-generic="roman" style:font-pitch="variable" fo:font-size="10pt" fo:font-weight="normal" officeooo:rsid="00147501" style:font-weight-asian="bold" style:font-weight-complex="bold"/>
    </style:style>
    <style:style style:name="ABNT_20_-_20_Folha_20_de_20_aprovação" style:display-name="ABNT - Folha de aprovação" style:family="paragraph" style:parent-style-name="ABNT_20_-_20_Capa">
      <style:text-properties fo:font-variant="normal" fo:text-transform="none" fo:font-weight="normal" officeooo:rsid="00092f8c"/>
    </style:style>
    <style:style style:name="ABNT_20_-_20_Dedicatória" style:display-name="ABNT - Dedicatória" style:family="paragraph" style:parent-style-name="Standard" style:next-style-name="ABNT_20_-_20_Corpo_20_de_20_texto" style:master-page-name="">
      <style:paragraph-properties fo:margin-left="7.999cm" fo:margin-right="0cm" fo:line-height="150%" fo:text-align="justify" style:justify-single-word="false" fo:text-indent="0cm" style:auto-text-indent="false" style:page-number="auto"/>
      <style:text-properties style:font-name="Times New Roman" fo:font-family="'Times New Roman'" style:font-style-name="Normal" style:font-family-generic="roman" style:font-pitch="variable" fo:font-weight="normal" officeooo:rsid="00147501" style:font-weight-asian="bold" style:font-weight-complex="bold"/>
    </style:style>
    <style:style style:name="ABNT_20_-_20_Títulos_20_centralizados" style:display-name="ABNT - Títulos centralizados" style:family="paragraph" style:parent-style-name="ABNT_20_-_20_Corpo_20_de_20_texto" style:next-style-name="ABNT_20_-_20_Corpo_20_de_20_texto">
      <style:paragraph-properties fo:margin-left="0cm" fo:margin-right="0cm" fo:margin-top="0cm" fo:margin-bottom="0.9cm" loext:contextual-spacing="false" fo:text-align="center" style:justify-single-word="false" fo:text-indent="0cm" style:auto-text-indent="false"/>
      <style:text-properties fo:text-transform="uppercase" fo:font-weight="bold"/>
    </style:style>
    <style:style style:name="Texto_20_normal_20_do_20_trabalho" style:display-name="Texto normal do trabalho" style:family="paragraph" style:master-page-name="">
      <style:paragraph-properties fo:margin-left="0cm" fo:margin-right="0cm" fo:line-height="150%" fo:text-align="justify" style:justify-single-word="false" fo:text-indent="1.251cm" style:auto-text-indent="false" style:page-number="auto">
        <style:tab-stops/>
      </style:paragraph-properties>
      <style:text-properties fo:font-weight="normal" officeooo:rsid="00147501" style:font-weight-asian="bold" style:font-weight-complex="bold"/>
    </style:style>
    <style:style style:name="ABNT_20_-_20_Resumo" style:display-name="ABNT - Resumo" style:family="paragraph" style:parent-style-name="ABNT_20_-_20_Corpo_20_de_20_texto" style:master-page-name="">
      <style:paragraph-properties fo:margin-left="0cm" fo:margin-right="0cm" fo:text-indent="0cm" style:auto-text-indent="false" style:page-number="auto"/>
    </style:style>
    <style:style style:name="ABNT_20_-_20_Citação_20_direta_20_longa" style:display-name="ABNT - Citação direta longa" style:family="paragraph" style:parent-style-name="ABNT_20_-_20_Corpo_20_de_20_texto" style:next-style-name="ABNT_20_-_20_Corpo_20_de_20_texto">
      <style:paragraph-properties fo:margin-left="4.001cm" fo:margin-right="0cm" fo:margin-top="1cm" fo:margin-bottom="1cm" loext:contextual-spacing="false" fo:line-height="100%" fo:text-indent="0cm" style:auto-text-indent="false"/>
      <style:text-properties style:font-name="Times New Roman" fo:font-family="'Times New Roman'" style:font-style-name="Normal" style:font-family-generic="roman" style:font-pitch="variable" fo:font-size="10pt" officeooo:rsid="000efded"/>
    </style:style>
    <style:style style:name="Normal_20_Table" style:display-name="Normal Table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imes New Roman4" style:font-family-complex="'Times New Roman'" style:font-family-generic-complex="system" style:font-pitch-complex="variable" style:font-size-complex="11pt" style:language-complex="ar" style:country-complex="SA"/>
    </style:style>
    <style:style style:name="Citação_20_direta_20_longa" style:display-name="Citação direta longa" style:family="paragraph" style:parent-style-name="Text" style:default-outline-level="">
      <style:paragraph-properties fo:margin-left="4.001cm" fo:margin-right="0cm" fo:margin-top="0.212cm" fo:margin-bottom="0.212cm" loext:contextual-spacing="false" fo:line-height="100%" fo:text-align="justify" style:justify-single-word="false" fo:text-indent="0cm" style:auto-text-indent="false"/>
    </style:style>
    <style:style style:name="Text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Caption" style:class="extra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  <style:text-properties style:font-name="Times New Roman1" fo:font-family="'Times New Roman'" style:font-style-name="Itálico" style:font-family-generic="roman" style:font-pitch="variable" fo:font-style="normal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text-transform="uppercase" style:font-name="Times New Roman2" fo:font-family="'Times New Roman'" style:font-style-name="Negrito" style:font-family-generic="roman" style:font-pitch="variable" fo:font-weight="bold"/>
    </style:style>
    <style:style style:name="Contents_20_2" style:display-name="Contents 2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text-transform="uppercase" style:font-name="Times New Roman" fo:font-family="'Times New Roman'" style:font-style-name="Normal" style:font-family-generic="roman" style:font-pitch="variable"/>
    </style:style>
    <style:style style:name="Contents_20_3" style:display-name="Contents 3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5.002cm" style:type="right" style:leader-style="dotted" style:leader-text="."/>
        </style:tab-stops>
      </style:paragraph-properties>
      <style:text-properties style:font-name="Times New Roman2" fo:font-family="'Times New Roman'" style:font-style-name="Negrito" style:font-family-generic="roman" style:font-pitch="variable" fo:font-weight="bold"/>
    </style:style>
    <style:style style:name="Contents_20_4" style:display-name="Contents 4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style-name="Normal" style:font-family-generic="roman" style:font-pitch="variable"/>
    </style:style>
    <style:style style:name="Contents_20_5" style:display-name="Contents 5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4.004cm" style:type="right" style:leader-style="dotted" style:leader-text="."/>
        </style:tab-stops>
      </style:paragraph-properties>
      <style:text-properties style:font-name="Times New Roman1" fo:font-family="'Times New Roman'" style:font-style-name="Itálico" style:font-family-generic="roman" style:font-pitch="variable" fo:font-style="italic"/>
    </style:style>
    <style:style style:name="ABNT_20_-_20_Fonte_20_ilustrações" style:display-name="ABNT - Fonte ilustrações" style:family="paragraph" style:parent-style-name="ABNT_20_-_20_Corpo_20_de_20_texto" style:next-style-name="ABNT_20_-_20_Corpo_20_de_20_texto" style:master-page-name="">
      <style:paragraph-properties fo:margin-left="0cm" fo:margin-right="0cm" fo:line-height="100%" fo:text-align="center" style:justify-single-word="false" fo:text-indent="0cm" style:auto-text-indent="false" style:page-number="auto"/>
      <style:text-properties fo:font-size="10pt" officeooo:rsid="00159cc5"/>
    </style:style>
    <style:style style:name="ABNT_20_-_20_Fontes_20_ilustrações" style:display-name="ABNT - Fontes ilustrações" style:family="paragraph" style:next-style-name="ABNT_20_-_20_Corpo_20_de_20_texto" style:master-page-name="">
      <style:paragraph-properties fo:margin-top="0.101cm" fo:margin-bottom="0cm" loext:contextual-spacing="false" fo:text-align="center" style:justify-single-word="false" style:page-number="auto"/>
      <style:text-properties style:font-name="Times New Roman" fo:font-family="'Times New Roman'" style:font-style-name="Normal" style:font-family-generic="roman" style:font-pitch="variable" fo:font-size="10pt" officeooo:rsid="0017ce6e"/>
    </style:style>
    <style:style style:name="ABNT_20_-_20_Título_20_6" style:display-name="ABNT - Título 6" style:family="paragraph" style:parent-style-name="ABNT_20_-_20_Corpo_20_de_20_texto" style:next-style-name="ABNT_20_-_20_Corpo_20_de_20_texto" style:default-outline-level="6" style:master-page-name="">
      <style:paragraph-properties fo:margin-left="0cm" fo:margin-right="0cm" fo:margin-top="0cm" fo:margin-bottom="0.9cm" loext:contextual-spacing="false" fo:text-align="center" style:justify-single-word="false" fo:text-indent="0cm" style:auto-text-indent="false" style:page-number="auto" fo:break-before="page"/>
      <style:text-properties fo:font-variant="normal" fo:text-transform="none" fo:font-weight="bold" officeooo:rsid="0017ec26"/>
    </style:style>
    <style:style style:name="Referências" style:family="paragraph" style:parent-style-name="Standard" style:default-outline-level="">
      <style:paragraph-properties fo:margin-top="0cm" fo:margin-bottom="0cm" loext:contextual-spacing="false" fo:line-height="100%"/>
      <style:text-properties style:font-name="Times" fo:font-family="Times" style:font-family-generic="roman" style:font-pitch="variable" fo:font-size="12pt" style:font-size-asian="12pt"/>
    </style:style>
    <style:style style:name="ABNT_20_-_20_Referências" style:display-name="ABNT - Referências" style:family="paragraph" style:parent-style-name="ABNT_20_-_20_Corpo_20_de_20_texto" style:master-page-name="">
      <style:paragraph-properties fo:margin-left="0cm" fo:margin-right="0cm" fo:margin-top="0cm" fo:margin-bottom="0.499cm" loext:contextual-spacing="false" fo:line-height="100%" fo:text-align="start" style:justify-single-word="false" fo:text-indent="0cm" style:auto-text-indent="false" style:page-number="auto"/>
      <style:text-properties officeooo:rsid="0017ec26"/>
    </style:style>
    <style:style style:name="Heading_20_6" style:display-name="Heading 6" style:family="paragraph" style:parent-style-name="Heading" style:next-style-name="Text_20_body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0cm" fo:margin-right="0cm" fo:line-height="150%" fo:text-align="start" style:justify-single-word="false" fo:text-indent="0cm" style:auto-text-indent="false">
        <style:tab-stops>
          <style:tab-stop style:position="13.504cm" style:type="right" style:leader-style="dotted" style:leader-text="."/>
        </style:tab-stops>
      </style:paragraph-properties>
      <style:text-properties fo:font-variant="normal" fo:text-transform="none" style:font-name="Times New Roman2" fo:font-family="'Times New Roman'" style:font-style-name="Negrito" style:font-family-generic="roman" style:font-pitch="variable" fo:font-weight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ABNT_20_-_20_Corpo_20_de_20_texto" style:class="extra" style:master-page-name="">
      <style:paragraph-properties fo:margin-left="0cm" fo:margin-right="0cm" fo:line-height="150%" fo:text-align="center" style:justify-single-word="false" fo:text-indent="0cm" style:auto-text-indent="false" style:page-number="auto"/>
      <style:text-properties fo:font-size="12pt" officeooo:rsid="001d8c85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NT_20_-_20_Fontes_20_tabelas" style:display-name="ABNT - Fontes tabelas" style:family="paragraph" style:parent-style-name="ABNT_20_-_20_Corpo_20_de_20_texto">
      <style:paragraph-properties fo:margin-left="0cm" fo:margin-right="0cm" fo:margin-top="0.101cm" fo:margin-bottom="0cm" loext:contextual-spacing="false" fo:text-indent="0cm" style:auto-text-indent="false"/>
      <style:text-properties fo:font-size="10pt" officeooo:rsid="001dc3bf"/>
    </style:style>
    <style:style style:name="Quadro" style:family="paragraph" style:parent-style-name="Caption">
      <style:paragraph-properties fo:margin-left="0cm" fo:margin-right="0cm" fo:text-align="center" style:justify-single-word="false" fo:text-indent="0cm" style:auto-text-indent="false"/>
      <style:text-properties style:font-name="Times New Roman" fo:font-family="'Times New Roman'" style:font-style-name="Normal" style:font-family-generic="roman" style:font-pitch="variable" fo:font-style="normal"/>
    </style:style>
    <style:style style:name="Figure_20_Index_20_1" style:display-name="Figur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Times New Roman" fo:font-family="'Times New Roman'" style:font-style-name="Normal" style:font-family-generic="roman" style:font-pitch="variable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Times New Roman" fo:font-family="'Times New Roman'" style:font-style-name="Normal" style:font-family-generic="roman" style:font-pitch="variable"/>
    </style:style>
    <style:style style:name="Gráfico" style:family="paragraph" style:parent-style-name="Caption" style:master-page-name="">
      <style:paragraph-properties fo:margin-left="0cm" fo:margin-right="0cm" fo:margin-top="0cm" fo:margin-bottom="0.199cm" loext:contextual-spacing="false" fo:line-height="150%" fo:text-align="center" style:justify-single-word="false" fo:text-indent="0cm" style:auto-text-indent="false" style:page-number="auto"/>
      <style:text-properties style:font-name="Times New Roman" fo:font-family="'Times New Roman'" style:font-style-name="Normal" style:font-family-generic="roman" style:font-pitch="variable" fo:font-style="normal"/>
    </style:style>
    <style:style style:name="ABNT_20_-_20_Folha_20_de_20_aprovação_20_-_20_Banca" style:display-name="ABNT - Folha de aprovação - Banca" style:family="paragraph" style:parent-style-name="ABNT_20_-_20_Folha_20_de_20_aprovação">
      <style:paragraph-properties fo:line-height="100%"/>
    </style:style>
    <style:style style:name="ABNT_20_-_20_Epígrafe_20_citação_20_longa" style:display-name="ABNT - Epígrafe citação longa" style:family="paragraph" style:parent-style-name="ABNT_20_-_20_Dedicatória" style:next-style-name="ABNT_20_-_20_Corpo_20_de_20_texto" style:master-page-name="">
      <style:paragraph-properties fo:margin-left="4.001cm" fo:margin-right="0cm" fo:line-height="100%" fo:text-indent="0cm" style:auto-text-indent="false" style:page-number="auto"/>
      <style:text-properties fo:font-size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Times New Roman" fo:font-family="'Times New Roman'" style:font-style-name="Normal" style:font-family-generic="roman" style:font-pitch="variable"/>
    </style:style>
    <style:style style:name="ABNT_20_-_20_Lista_20_de_20_abreviaturas" style:display-name="ABNT - Lista de abreviaturas" style:family="paragraph" style:parent-style-name="ABNT_20_-_20_Corpo_20_de_20_texto">
      <style:paragraph-properties fo:margin-left="0cm" fo:margin-right="0cm" fo:text-align="start" style:justify-single-word="false" fo:text-indent="0cm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olha_20_de_20_rosto_20_-_20_Natureza_20_do_20_trabalho" style:display-name="Folha de rosto - Natureza do trabalho" style:family="text">
      <style:text-properties style:font-name="Times New Roman2" fo:font-family="'Times New Roman'" style:font-style-name="Negrito" style:font-family-generic="roman" style:font-pitch="variable" fo:font-size="10pt" fo:font-weight="normal" officeooo:rsid="001513ad" style:font-weight-asian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ha_20_de_20_rosto_20_-_20_Orientador" style:display-name="Folha de rosto - Orientador" style:family="text">
      <style:text-properties style:font-name="Times New Roman2" fo:font-family="'Times New Roman'" style:font-style-name="Negrito" style:font-family-generic="roman" style:font-pitch="variable" fo:font-weight="normal" officeooo:rsid="00147501" style:font-weight-asian="normal" style:font-weight-complex="normal"/>
    </style:style>
    <style:style style:name="Numbering_20_Symbols" style:display-name="Numbering Symbols" style:family="text"/>
    <style:style style:name="Dedicatória_20_e_20_epígrafe" style:display-name="Dedicatória e epígrafe" style:family="text">
      <style:text-properties style:font-name="Times New Roman2" fo:font-family="'Times New Roman'" style:font-style-name="Negrito" style:font-family-generic="roman" style:font-pitch="variable" fo:font-weight="normal" officeooo:rsid="0019af48" style:font-weight-asian="normal" style:font-weight-complex="normal"/>
    </style:style>
    <style:style style:name="Texto_20_normal_20_do_20_trabalho" style:display-name="Texto normal do trabalho" style:family="text">
      <style:text-properties style:font-name="Times New Roman2" fo:font-family="'Times New Roman'" style:font-style-name="Negrito" style:font-family-generic="roman" style:font-pitch="variable" fo:font-weight="normal" officeooo:rsid="0019eff7" style:font-weight-asian="normal" style:font-weight-complex="normal"/>
    </style:style>
    <style:style style:name="Default_20_Paragraph_20_Font" style:display-name="Default Paragraph Font" style:family="text"/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ABNT_20_-_20_Título_20_ilustrações" style:display-name="ABNT - Título ilustrações" style:family="text">
      <style:text-properties style:font-name="Times New Roman" fo:font-family="'Times New Roman'" style:font-style-name="Normal" style:font-family-generic="roman" style:font-pitch="variable" officeooo:rsid="00193578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Times New Roman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Mpm1"/>
    <style:master-page style:name="Index" style:page-layout-name="Mpm2">
      <style:header>
        <text:p text:style-name="MP1"><text:page-number text:select-page="current">5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2T13:33:31.335000000</meta:creation-date>
    <dc:date>2023-08-30T09:56:15.133000000</dc:date>
    <meta:editing-duration>PT9H19M2S</meta:editing-duration>
    <meta:editing-cycles>58</meta:editing-cycles>
    <meta:generator>LibreOffice/4.3.6.2$Windows_x86 LibreOffice_project/d50a87b2e514536ed401c18000dad4660b6a169e</meta:generator>
    <meta:document-statistic meta:table-count="1" meta:image-count="0" meta:object-count="0" meta:page-count="5" meta:paragraph-count="38" meta:word-count="106" meta:character-count="700" meta:non-whitespace-character-count="638"/>
  </office:meta>
</office:document-meta>
</file>